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96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81.31pt"/>
    </style:style>
    <style:style style:name="co5" style:family="table-column">
      <style:table-column-properties fo:break-before="auto" style:column-width="731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Pomodoro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TDK:BUZZERS_TDK</text:p>
          </table:table-cell>
          <table:table-cell office:value-type="string" calcext:value-type="string">
            <text:p>https://pl.mouser.com/ProductDetail/TDK/PS1240P02BT?qs=sGAEpiMZZMsK322k1rNFfYfXmCWsjkB8iQfg2vl062k%3d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tme.eu/pl/details/cl21a475kpfnnng/kondensatory-mlcc-smd-0805/samsung/</text:p>
          </table:table-cell>
        </table:table-row>
        <table:table-row table:style-name="ro1">
          <table:table-cell office:value-type="string" calcext:value-type="string">
            <text:p>C10 C8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u</text:p>
          </table:table-cell>
          <table:table-cell table:style-name="ce1" office:value-type="string" calcext:value-type="string">
            <text:p>Capacitors_SMD:C_0805</text:p>
          </table:table-cell>
          <table:table-cell table:style-name="ce1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2p</text:p>
          </table:table-cell>
          <table:table-cell table:style-name="ce1" office:value-type="string" calcext:value-type="string">
            <text:p>Capacitors_SMD:C_0805</text:p>
          </table:table-cell>
          <table:table-cell table:style-name="ce1"/>
        </table:table-row>
        <table:table-row table:style-name="ro1">
          <table:table-cell office:value-type="string" calcext:value-type="string">
            <text:p>C11 C13 C14 C3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apacitors_SMD:C_0805</text:p>
          </table:table-cell>
          <table:table-cell table:style-name="ce1"/>
        </table:table-row>
        <table:table-row table:style-name="ro1">
          <table:table-cell office:value-type="string" calcext:value-type="string">
            <text:p>C12 C4 C5 C6 C7 C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pl.mouser.com/ProductDetail/810-C2012JB2A104K12A</text:p>
          </table:table-cell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osr50805c1e/diody-led-smd-kolorowe/optosupply/</text:p>
          </table:table-cell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GR</text:p>
          </table:table-cell>
          <table:table-cell office:value-type="string" calcext:value-type="string">
            <text:p>LEDs:LED_RGB_5050-6</text:p>
          </table:table-cell>
          <table:table-cell office:value-type="string" calcext:value-type="string">
            <text:p>https://www.tme.eu/pl/details/fyls-5050nrgbc/diody-led-smd-kolorowe/foryard/</text:p>
          </table:table-cell>
        </table:table-row>
        <table:table-row table:style-name="ro1">
          <table:table-cell office:value-type="string" calcext:value-type="string">
            <text:p>D3 D4 D5 D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osy50805c1e/diody-led-smd-kolorowe/optosupply/</text:p>
          </table:table-cell>
        </table:table-row>
        <table:table-row table:style-name="ro1">
          <table:table-cell office:value-type="string" calcext:value-type="string">
            <text:p>D10 D7 D8 D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ll-s170pgc-g5-1a/diody-led-smd-kolorowe/lucky-light/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Connectors_JST:s3b-ph-kl</text:p>
          </table:table-cell>
          <table:table-cell office:value-type="string" calcext:value-type="string">
            <text:p>https://www.tme.eu/pl/details/s3b-ph-k-s/zlacza-sygnalowe-raster-200mm/jst/</text:p>
          </table:table-cell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Connectors_JST:JST_PH_B4B-PH-K_04x2.00mm_Straight</text:p>
          </table:table-cell>
          <table:table-cell table:style-name="ce1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s_USB:USB_Micro-B_Molex-105017-0001</text:p>
          </table:table-cell>
          <table:table-cell office:value-type="string" calcext:value-type="string">
            <text:p>https://www.tme.eu/pl/details/mx-105017-0001/zlacza-usb-i-ieee1394/molex/1050170001/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Pin_Headers:Pin_Header_Straight_1x03_Pitch2.54mm</text:p>
          </table:table-cell>
          <table:table-cell table:style-name="ce1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PS3015:LPS3015</text:p>
          </table:table-cell>
          <table:table-cell office:value-type="string" calcext:value-type="string">
            <text:p>https://pl.mouser.com/ProductDetail/Coilcraft/LPS3015-222MRC?qs=QQJxVsr8EGa5yK41CDha%252bg==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D</text:p>
          </table:table-cell>
          <table:table-cell office:value-type="string" calcext:value-type="string">
            <text:p>Inductors_SMD:L_0805</text:p>
          </table:table-cell>
          <table:table-cell office:value-type="string" calcext:value-type="string">
            <text:p>https://pl.mouser.com/ProductDetail/Bourns/MG2029-101Y?qs=sGAEpiMZZMtdyQheitOmRSSs6E4HDNb%252b6w6B3zE4OCM%3d</text:p>
          </table:table-cell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pl.mouser.com/ProductDetail/Nexperia/BC807215?qs=sGAEpiMZZMvKM5ialpXrmhmqXJPocDa9</text:p>
          </table:table-cell>
        </table:table-row>
        <table:table-row table:style-name="ro1">
          <table:table-cell office:value-type="string" calcext:value-type="string">
            <text:p>R10 R22 R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pl.mouser.com/ProductDetail/Panasonic-Industrial-Devices/ERJ-6ENF1003V?qs=sGAEpiMZZMvdGkrng054t8ugkoYZivkgpvTCANkUDUw%3d</text:p>
          </table:table-cell>
        </table:table-row>
        <table:table-row table:style-name="ro1">
          <table:table-cell office:value-type="string" calcext:value-type="string">
            <text:p>R11 R12 R13 R1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10r/rezystory-smd-0805/royal-ohm/0805s8j0100t5e/</text:p>
          </table:table-cell>
        </table:table-row>
        <table:table-row table:style-name="ro1">
          <table:table-cell table:style-name="ce1" office:value-type="string" calcext:value-type="string">
            <text:p>R15 R16 R31 R33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esistors_SMD:R_0805</text:p>
          </table:table-cell>
          <table:table-cell table:style-name="ce1"/>
        </table:table-row>
        <table:table-row table:style-name="ro1">
          <table:table-cell office:value-type="string" calcext:value-type="string">
            <text:p>R1 R17 R2 R3 R4 R6 R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pl.mouser.com/ProductDetail/ROHM-Semiconductor/ESR10EZPJ201?qs=sGAEpiMZZMvdGkrng054t4QdAY%2fQ0LwepvVw0dl1CwM%3d</text:p>
          </table:table-cell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crcw080566k5fktabc/rezystory-smd-0805/vishay/</text:p>
          </table:table-cell>
        </table:table-row>
        <table:table-row table:style-name="ro1"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2k49-1%25/rezystory-smd-0805/royal-ohm/0805s8f2491t5e/</text:p>
          </table:table-cell>
        </table:table-row>
        <table:table-row table:style-name="ro1"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crcw08051k60fktabc/rezystory-smd-0805/vishay/</text:p>
          </table:table-cell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390k-1%25/rezystory-smd-0805/royal-ohm/0805s8f3903t5e/</text:p>
          </table:table-cell>
        </table:table-row>
        <table:table-row table:style-name="ro1">
          <table:table-cell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4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pl.mouser.com/ProductDetail/Panasonic-Industrial-Devices/ERJ-6ENF4703V?qs=sGAEpiMZZMvdGkrng054t8AJgcdMkx7xYFSC3o%252bhjug%3d</text:p>
          </table:table-cell>
        </table:table-row>
        <table:table-row table:style-name="ro1">
          <table:table-cell office:value-type="string" calcext:value-type="string">
            <text:p>R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K2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pl.mouser.com/ProductDetail/Panasonic-Industrial-Devices/ERJ-6ENF1622V?qs=sGAEpiMZZMvdGkrng054t8AJgcdMkx7xEkwMD8QkFFI%3d</text:p>
          </table:table-cell>
        </table:table-row>
        <table:table-row table:style-name="ro1">
          <table:table-cell office:value-type="string" calcext:value-type="string">
            <text:p>R28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M(DNP)</text:p>
          </table:table-cell>
          <table:table-cell table:style-name="ce1" office:value-type="string" calcext:value-type="string">
            <text:p>Resistors_SMD:R_0805</text:p>
          </table:table-cell>
          <table:table-cell table:style-name="ce1"/>
        </table:table-row>
        <table:table-row table:style-name="ro1">
          <table:table-cell office:value-type="string" calcext:value-type="string">
            <text:p>R29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esistors_SMD:R_0805</text:p>
          </table:table-cell>
          <table:table-cell table:style-name="ce1"/>
        </table:table-row>
        <table:table-row table:style-name="ro1">
          <table:table-cell office:value-type="string" calcext:value-type="string">
            <text:p>R30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esistors_SMD:R_0805</text:p>
          </table:table-cell>
          <table:table-cell table:style-name="ce1"/>
        </table:table-row>
        <table:table-row table:style-name="ro1">
          <table:table-cell office:value-type="string" calcext:value-type="string">
            <text:p>R3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HOTO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tme.eu/pl/details/pgm5539/fotorezystory/token/</text:p>
          </table:table-cell>
        </table:table-row>
        <table:table-row table:style-name="ro1">
          <table:table-cell office:value-type="string" calcext:value-type="string">
            <text:p>R26 R34 R7 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s_SMD:R_0805</text:p>
          </table:table-cell>
          <table:table-cell table:style-name="ce1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Resistors_SMD:R_0805</text:p>
          </table:table-cell>
          <table:table-cell table:style-name="ce1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SLIDE_SWITCHES:5MS1S102AM6QE</text:p>
          </table:table-cell>
          <table:table-cell office:value-type="string" calcext:value-type="string">
            <text:p>https://www.tme.eu/pl/details/5ms1s102am6qe/przelaczniki-suwakowe/</text:p>
          </table:table-cell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SPST</text:p>
          </table:table-cell>
          <table:table-cell office:value-type="string" calcext:value-type="string">
            <text:p>NINIGI_TACTS-24N-F:NINIGI_TACTS-24N-F</text:p>
          </table:table-cell>
          <table:table-cell office:value-type="string" calcext:value-type="string">
            <text:p>https://www.tme.eu/pl/details/tacts-24n-f/mikroprzelaczniki-tact/ninigi/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260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s://pl.mouser.com/ProductDetail/Texas-Instruments/TPS62260DDCT?qs=sGAEpiMZZMtitjHzVIkrqaPUiYCKnv4PSWEJxXjVdYE%3d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8L151C2T6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s://pl.mouser.com/ProductDetail/STMicroelectronics/STM8L151C2T6?qs=%2fha2pyFadujNatApb6mgzz5oJ%2fAcQJ2NvK7l0Sy1H86fz2YF2WkIHQ%3d%3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3T-FCI/MF</text:p>
          </table:table-cell>
          <table:table-cell/>
          <table:table-cell office:value-type="string" calcext:value-type="string">
            <text:p>https://pl.mouser.com/ProductDetail/579-MCP73833T-FCI-MF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1122-BQFT</text:p>
          </table:table-cell>
          <table:table-cell/>
          <table:table-cell office:value-type="string" calcext:value-type="string">
            <text:p>https://pl.mouser.com/ProductDetail/985-AS1122-BQ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23:16:51.068747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23:59:05.937445088</dc:date>
    <meta:editing-duration>PT30M56S</meta:editing-duration>
    <meta:editing-cycles>4</meta:editing-cycles>
    <meta:generator>LibreOffice/5.1.6.2$Linux_X86_64 LibreOffice_project/10m0$Build-2</meta:generator>
    <meta:document-statistic meta:table-count="1" meta:cell-count="191" meta:object-count="0"/>
  </office:meta>
</office:document-meta>
</file>